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&lt;stdio.h&gt;</text:p>
      <text:p text:style-name="Standard">#include&lt;stdlib.h&gt;</text:p>
      <text:p text:style-name="Standard">#include&lt;unistd.h&gt;</text:p>
      <text:p text:style-name="Standard">#include&lt;sys/types.h&gt;</text:p>
      <text:p text:style-name="Standard">void main(){</text:p>
      <text:p text:style-name="Standard"><text:s text:c="8"/>freopen("output2.txt","w",stdout);</text:p>
      <text:p text:style-name="Standard"><text:s text:c="8"/>system("top");</text:p>
      <text:p text:style-name="Standard"><text:s text:c="8"/>//freopen("output2.txt","w",stdout)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0:45:29.929081617</meta:creation-date>
    <dc:date>2018-11-12T10:45:52.237017194</dc:date>
    <meta:editing-duration>PT25S</meta:editing-duration>
    <meta:editing-cycles>1</meta:editing-cycles>
    <meta:document-statistic meta:table-count="0" meta:image-count="0" meta:object-count="0" meta:page-count="1" meta:paragraph-count="9" meta:word-count="10" meta:character-count="195" meta:non-whitespace-character-count="170"/>
    <meta:generator>LibreOffice/6.0.6.2$Linux_X86_64 LibreOffice_project/00m0$Build-2</meta:generator>
  </office:meta>
</office:document-meta>
</file>